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5" office:value-type="string" calcext:value-type="string">
            <text:p>Development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ntwicklung der Emissionen</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CCPI)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5" office:value-type="string" calcext:value-type="string">
            <text:p>To allow the CCPI to not only rate overall climate protection performance, but also to analyse good practice or shortcomings in more detail, we chose to measure changes in CO2 emissions from the energy, industry, transport and residential sectors separately. This categorisation corresponds also to the IPCC guidelines for energy-related emissions inventories. The weighting of each sector is set roughly according to its world-wide relevance to climate change.</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5" office:value-type="string" calcext:value-type="string">
            <text:p>Um den Emissionstrend zu beschreiben, werden bei diesem Indikator die CO2 Veränderungen im Energie-, Industrie-, Transport- und Gebäudesektor getrennt angegeben. Dies entspricht den IPCC Richtlinien für die Darstellung energiebedingter Emissionen. Die Gewichtung der Sektoren ist abhängig davon, wie hoch ihr Anteil an den weltweiten Emissionen ist.</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66,77-77,66; 59,12-66,47; 50,40-58,88;15,95-49,97</text:p>
          </table:table-cell>
          <table:table-cell table:number-columns-repeated="1022"/>
        </table:table-row>
        <table:table-row table:style-name="ro1">
          <table:table-cell table:style-name="ce3" office:value-type="string" calcext:value-type="string">
            <text:p>target$explanation$de</text:p>
          </table:table-cell>
          <table:table-cell table:style-name="ce5"/>
          <table:table-cell table:number-columns-repeated="1022"/>
        </table:table-row>
        <table:table-row table:style-name="ro1">
          <table:table-cell table:style-name="ce3" office:value-type="string" calcext:value-type="string">
            <text:p>target$explanation$en</text:p>
          </table:table-cell>
          <table:table-cell table:style-name="ce5"/>
          <table:table-cell table:number-columns-repeated="1022"/>
        </table:table-row>
        <table:table-row table:style-name="ro1">
          <table:table-cell table:style-name="ce3" office:value-type="string" calcext:value-type="string">
            <text:p>target$target_reference</text:p>
          </table:table-cell>
          <table:table-cell table:style-name="ce7"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 BMWi, BMVI</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4"/>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7"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5" office:value-type="string" calcext:value-type="string">
            <text:p>???</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44.61" calcext:value-type="float">
            <text:p>44.61</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7.28" calcext:value-type="float">
            <text:p>57.28</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61.95" calcext:value-type="float">
            <text:p>61.95</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50.4" calcext:value-type="float">
            <text:p>50.4</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38.75" calcext:value-type="float">
            <text:p>38.75</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36.5" calcext:value-type="float">
            <text:p>36.5</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74.07" calcext:value-type="float">
            <text:p>74.07</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49.5" calcext:value-type="float">
            <text:p>49.5</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60.34" calcext:value-type="float">
            <text:p>60.34</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4.69" calcext:value-type="float">
            <text:p>64.69</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2.33" calcext:value-type="float">
            <text:p>52.33</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75.27" calcext:value-type="float">
            <text:p>75.2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0.27" calcext:value-type="float">
            <text:p>70.27</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54.72" calcext:value-type="float">
            <text:p>54.72</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71.84" calcext:value-type="float">
            <text:p>71.84</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9.06" calcext:value-type="float">
            <text:p>69.06</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43.25" calcext:value-type="float">
            <text:p>43.25</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0.44" calcext:value-type="float">
            <text:p>30.44</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64.28" calcext:value-type="float">
            <text:p>64.28</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62.41" calcext:value-type="float">
            <text:p>62.4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4.96" calcext:value-type="float">
            <text:p>54.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6.3" calcext:value-type="float">
            <text:p>56.3</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47.46" calcext:value-type="float">
            <text:p>47.4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56.75" calcext:value-type="float">
            <text:p>56.75</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3.89" calcext:value-type="float">
            <text:p>63.8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64.91" calcext:value-type="float">
            <text:p>64.91</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6.47" calcext:value-type="float">
            <text:p>66.47</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27" calcext:value-type="float">
            <text:p>55.27</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9.52" calcext:value-type="float">
            <text:p>69.52</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97" calcext:value-type="float">
            <text:p>64.9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0.48" calcext:value-type="float">
            <text:p>60.48</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59.12" calcext:value-type="float">
            <text:p>59.12</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7.2" calcext:value-type="float">
            <text:p>67.2</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48.17" calcext:value-type="float">
            <text:p>48.17</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48.03" calcext:value-type="float">
            <text:p>48.03</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6" meta:object-count="0"/>
    <meta:generator>LibreOfficeDev/5.1.0.3$Linux_X86_64 LibreOffice_project/</meta:generator>
  </office:meta>
</office:document-meta>
</file>